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significa PAM en el contexto de sistemas Linux?</text:p>
      <text:p text:style-name="P4"><text:span text:style-name="Strong_20_Emphasis"><text:span text:style-name="T2">Respuesta 1:</text:span></text:span> PAM significa "Pluggable Authentication Module" (Módulo de Autenticación Enchufable). Es un marco de autenticación flexible que permite personalizar y configurar la autenticación en sistemas Linux.</text:p>
      <text:p text:style-name="P4"><text:span text:style-name="Strong_20_Emphasis"><text:span text:style-name="T2">Pregunta 2:</text:span></text:span> ¿Cuál es la función principal de PAM en un sistema Linux?</text:p>
      <text:p text:style-name="P4"><text:span text:style-name="Strong_20_Emphasis"><text:span text:style-name="T2">Respuesta 2:</text:span></text:span> La función principal de PAM es gestionar la autenticación de usuarios en un sistema Linux, permitiendo la configuración de políticas de autenticación personalizadas.</text:p>
      <text:p text:style-name="P4"><text:span text:style-name="Strong_20_Emphasis"><text:span text:style-name="T2">Pregunta 3:</text:span></text:span> ¿Dónde se almacenan los archivos de configuración de PAM en la mayoría de las distribuciones Linux?</text:p>
      <text:p text:style-name="P4"><text:span text:style-name="Strong_20_Emphasis"><text:span text:style-name="T2">Respuesta 3:</text:span></text:span> Los archivos de configuración de PAM se almacenan en el directorio "/etc/pam.d/" en la mayoría de las distribuciones Linux.</text:p>
      <text:p text:style-name="P4"><text:span text:style-name="Strong_20_Emphasis"><text:span text:style-name="T2">Pregunta 4:</text:span></text:span> ¿Qué es un "servicio PAM" y cuál es su papel en la autenticación?</text:p>
      <text:p text:style-name="P4"><text:span text:style-name="Strong_20_Emphasis"><text:span text:style-name="T2">Respuesta 4:</text:span></text:span> Un "servicio PAM" es una entidad que define cómo se debe realizar la autenticación para una aplicación o servicio específico. Cada servicio PAM tiene su propio archivo de configuración en "/etc/pam.d/".</text:p>
      <text:p text:style-name="P4"><text:span text:style-name="Strong_20_Emphasis"><text:span text:style-name="T2">Pregunta 5:</text:span></text:span> ¿Cuál es el objetivo principal del archivo "/etc/pam.d/common-auth" en PAM?</text:p>
      <text:p text:style-name="P4"><text:span text:style-name="Strong_20_Emphasis"><text:span text:style-name="T2">Respuesta 5:</text:span></text:span> El archivo "/etc/pam.d/common-auth" define la política de autenticación común para muchos servicios PAM y establece los requisitos generales para la autenticación.</text:p>
      <text:p text:style-name="P4"><text:span text:style-name="Strong_20_Emphasis"><text:span text:style-name="T2">Pregunta 6:</text:span></text:span> ¿Qué es un "módulo PAM" y cuál es su función?</text:p>
      <text:p text:style-name="P4"><text:span text:style-name="Strong_20_Emphasis"><text:span text:style-name="T2">Respuesta 6:</text:span></text:span> Un módulo PAM es una parte de la configuración de PAM que realiza una función específica en el proceso de autenticación, como la verificación de contraseñas o la comprobación de cuentas bloqueadas.</text:p>
      <text:p text:style-name="P4"><text:span text:style-name="Strong_20_Emphasis"><text:span text:style-name="T2">Pregunta 7:</text:span></text:span> ¿Qué significa el término "pila PAM" en el contexto de PAM?</text:p>
      <text:p text:style-name="P4"><text:span text:style-name="Strong_20_Emphasis"><text:span text:style-name="T2">Respuesta 7:</text:span></text:span> Una pila PAM es una secuencia de módulos PAM que se ejecutan en orden para realizar la autenticación. Cada servicio PAM puede tener su propia pila PAM personalizada.</text:p>
      <text:p text:style-name="P4"><text:span text:style-name="Strong_20_Emphasis"><text:span text:style-name="T2">Pregunta 8:</text:span></text:span> ¿Cuál es la función del módulo PAM "pam_unix.so" en la autenticación?</text:p>
      <text:p text:style-name="P4"><text:span text:style-name="Strong_20_Emphasis"><text:span text:style-name="T2">Respuesta 8:</text:span></text:span> El módulo PAM "pam_unix.so" se utiliza para realizar la autenticación básica de contraseñas, incluyendo la verificación de contraseñas en el archivo "/etc/shadow".</text:p>
      <text:p text:style-name="P4"><text:span text:style-name="Strong_20_Emphasis"><text:span text:style-name="T2">Pregunta 9:</text:span></text:span> ¿Qué es el módulo PAM "pam_ldap.so" y cuál es su función?</text:p>
      <text:p text:style-name="P4"><text:soft-page-break/><text:span text:style-name="Strong_20_Emphasis"><text:span text:style-name="T2">Respuesta 9:</text:span></text:span> El módulo PAM "pam_ldap.so" se utiliza para la autenticación de usuarios a través de un servidor LDAP (Lightweight Directory Access Protocol).</text:p>
      <text:p text:style-name="P4"><text:span text:style-name="Strong_20_Emphasis"><text:span text:style-name="T2">Pregunta 10:</text:span></text:span> ¿Qué es el módulo PAM "pam_google_authenticator.so" y cuál es su utilidad?</text:p>
      <text:p text:style-name="P4"><text:span text:style-name="Strong_20_Emphasis"><text:span text:style-name="T2">Respuesta 10:</text:span></text:span> El módulo PAM "pam_google_authenticator.so" se utiliza para habilitar la autenticación de dos factores utilizando la aplicación Google Authenticator.</text:p>
      <text:p text:style-name="P4"><text:span text:style-name="Strong_20_Emphasis"><text:span text:style-name="T2">Pregunta 11:</text:span></text:span> ¿Cómo se puede configurar un servicio PAM específico en un archivo de configuración en "/etc/pam.d/"?</text:p>
      <text:p text:style-name="P4"><text:span text:style-name="Strong_20_Emphasis"><text:span text:style-name="T2">Respuesta 11:</text:span></text:span> Se configura un servicio PAM específico creando un archivo en "/etc/pam.d/" con el nombre del servicio y definiendo una pila PAM personalizada para ese servicio.</text:p>
      <text:p text:style-name="P4"><text:span text:style-name="Strong_20_Emphasis"><text:span text:style-name="T2">Pregunta 12:</text:span></text:span> ¿Qué es la autenticación "required" en PAM y cuál es su significado?</text:p>
      <text:p text:style-name="P4"><text:span text:style-name="Strong_20_Emphasis"><text:span text:style-name="T2">Respuesta 12:</text:span></text:span> La autenticación "required" en PAM significa que el módulo PAM especificado debe tener éxito para que el proceso de autenticación se considere exitoso.</text:p>
      <text:p text:style-name="P4"><text:span text:style-name="Strong_20_Emphasis"><text:span text:style-name="T2">Pregunta 13:</text:span></text:span> ¿Cuál es la diferencia entre "auth required" y "auth requisite" en una configuración PAM?</text:p>
      <text:p text:style-name="P4"><text:span text:style-name="Strong_20_Emphasis"><text:span text:style-name="T2">Respuesta 13:</text:span></text:span> "auth required" indica que la autenticación es obligatoria, mientras que "auth requisite" indica que el módulo PAM es necesario pero su fracaso no impide la autenticación.</text:p>
      <text:p text:style-name="P4"><text:span text:style-name="Strong_20_Emphasis"><text:span text:style-name="T2">Pregunta 14:</text:span></text:span> ¿Qué es la autenticación "sufficient" en PAM y cuál es su significado?</text:p>
      <text:p text:style-name="P4"><text:span text:style-name="Strong_20_Emphasis"><text:span text:style-name="T2">Respuesta 14:</text:span></text:span> La autenticación "sufficient" en PAM significa que si el módulo PAM especificado tiene éxito, se considera que el proceso de autenticación es exitoso, pero no se detiene si falla.</text:p>
      <text:p text:style-name="P4"><text:span text:style-name="Strong_20_Emphasis"><text:span text:style-name="T2">Pregunta 15:</text:span></text:span> ¿Cuál es la función del módulo PAM "pam_tally2.so" en la autenticación?</text:p>
      <text:p text:style-name="P4"><text:span text:style-name="Strong_20_Emphasis"><text:span text:style-name="T2">Respuesta 15:</text:span></text:span> El módulo PAM "pam_tally2.so" se utiliza para realizar el seguimiento del número de intentos fallidos de inicio de sesión y puede bloquear cuentas después de un número determinado de intentos fallidos.</text:p>
      <text:p text:style-name="P4"><text:span text:style-name="Strong_20_Emphasis"><text:span text:style-name="T2">Pregunta 16:</text:span></text:span> ¿Qué es la autenticación "optional" en PAM y cuál es su significado?</text:p>
      <text:p text:style-name="P4"><text:span text:style-name="Strong_20_Emphasis"><text:span text:style-name="T2">Respuesta 16:</text:span></text:span> La autenticación "optional" en PAM significa que el módulo PAM especificado es opcional, y su éxito o fracaso no afecta directamente al resultado de la autenticación.</text:p>
      <text:p text:style-name="P4"><text:span text:style-name="Strong_20_Emphasis"><text:span text:style-name="T2">Pregunta 17:</text:span></text:span> ¿Cuál es la función del módulo PAM "pam_exec.so" en la autenticación?</text:p>
      <text:p text:style-name="P4"><text:span text:style-name="Strong_20_Emphasis"><text:span text:style-name="T2">Respuesta 17:</text:span></text:span> El módulo PAM "pam_exec.so" permite ejecutar comandos externos durante el proceso de autenticación, lo que puede ser útil para personalizar la autenticación.</text:p>
      <text:p text:style-name="P4"><text:span text:style-name="Strong_20_Emphasis"><text:span text:style-name="T2">Pregunta 18:</text:span></text:span> ¿Qué es la autenticación "sufficient" en PAM y cuál es su significado?</text:p>
      <text:p text:style-name="P4"><text:soft-page-break/><text:span text:style-name="Strong_20_Emphasis"><text:span text:style-name="T2">Respuesta 18:</text:span></text:span> La autenticación "sufficient" en PAM significa que si el módulo PAM especificado tiene éxito, se considera que el proceso de autenticación es exitoso, y no se siguen ejecutando otros módulos.</text:p>
      <text:p text:style-name="P4"><text:span text:style-name="Strong_20_Emphasis"><text:span text:style-name="T2">Pregunta 19:</text:span></text:span> ¿Cuál es la función del módulo PAM "pam_securetty.so" en la autenticación?</text:p>
      <text:p text:style-name="P4"><text:span text:style-name="Strong_20_Emphasis"><text:span text:style-name="T2">Respuesta 19:</text:span></text:span> El módulo PAM "pam_securetty.so" se utiliza para verificar si el acceso a través de la terminal es seguro según la configuración del archivo "/etc/securetty".</text:p>
      <text:p text:style-name="P4"><text:span text:style-name="Strong_20_Emphasis"><text:span text:style-name="T2">Pregunta 20:</text:span></text:span> ¿Cómo se puede verificar el registro de autenticación en un sistema Linux para diagnosticar problemas de autenticación PAM?</text:p>
      <text:p text:style-name="P4"><text:span text:style-name="Strong_20_Emphasis"><text:span text:style-name="T2">Respuesta 20:</text:span></text:span> Se puede verificar el registro de autenticación en el archivo "/var/log/auth.log" o "/var/log/secure" en busca de información sobre problemas de autenticación PAM y otros eventos de autenticación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Administración del cliente de red </text:p>
        <text:p text:style-name="MP2">Autenticación PAM 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5:38:46.149467768</dc:date>
    <meta:editing-duration>PT8H27M12S</meta:editing-duration>
    <meta:editing-cycles>124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32" meta:character-count="5427" meta:non-whitespace-character-count="4636"/>
  </office:meta>
</office:document-meta>
</file>